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2000000B664790A88D1565154.png" manifest:media-type="image/png"/>
  <manifest:file-entry manifest:full-path="Pictures/10000001000001B0000001A0CB2516B4C1478B9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明朝" svg:font-family="'ＭＳ 明朝'" style:font-pitch="variable"/>
  </office:font-face-decls>
  <office:automatic-styles>
    <style:style style:name="Table1" style:family="table">
      <style:table-properties style:width="6.15in" fo:margin-left="0.1257in" table:align="left" style:writing-mode="lr-tb"/>
    </style:style>
    <style:style style:name="Table1.A" style:family="table-column">
      <style:table-column-properties style:column-width="6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1.1014in"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Default">
      <style:paragraph-properties style:snap-to-layout-grid="false"/>
      <style:text-properties style:font-name="Times New Roman" fo:font-size="11pt" fo:language="en" fo:country="IN" style:font-name-asian="Cambria" style:font-size-asian="11pt" style:font-name-complex="Times New Roman" style:font-size-complex="11pt"/>
    </style:style>
    <style:style style:name="P4" style:family="paragraph" style:parent-style-name="Default">
      <style:text-properties style:font-name="Times New Roman" fo:font-size="11pt" fo:language="en" fo:country="IN" style:font-name-asian="Cambria" style:font-size-asian="11pt" style:font-name-complex="Times New Roman" style:font-size-complex="11pt"/>
    </style:style>
    <style:style style:name="P5" style:family="paragraph" style:parent-style-name="Default" style:list-style-name="WW8Num3">
      <style:paragraph-properties fo:margin-left="0.1972in" fo:margin-right="0in" fo:text-indent="-0.1972in" style:auto-text-indent="false"/>
      <style:text-properties style:font-name="Times New Roman" fo:font-size="11pt" fo:language="en" fo:country="IN" style:font-size-asian="11pt" style:font-name-complex="Times New Roman" style:font-size-complex="11pt"/>
    </style:style>
    <style:style style:name="P6" style:family="paragraph" style:parent-style-name="Default">
      <style:text-properties style:font-name="Times New Roman" fo:font-size="11pt" fo:language="en" fo:country="IN" style:font-size-asian="11pt" style:font-name-complex="Times New Roman" style:font-size-complex="11pt"/>
    </style:style>
    <style:style style:name="P7" style:family="paragraph" style:parent-style-name="Default">
      <style:text-properties style:font-name="Times New Roman" fo:font-size="11pt" fo:language="en" fo:country="IN" officeooo:rsid="00010ba7" officeooo:paragraph-rsid="00010ba7" style:font-size-asian="11pt" style:font-name-complex="Times New Roman" style:font-size-complex="11pt"/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3.1339in" style:type="center"/>
          <style:tab-stop style:position="6in" style:type="right"/>
          <style:tab-stop style:position="6.2681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.0138in"/>
          <style:tab-stop style:position="6in" style:type="right"/>
        </style:tab-stops>
      </style:paragraph-properties>
    </style:style>
    <style:style style:name="P10" style:family="paragraph" style:parent-style-name="List_20_Paragraph">
      <style:text-properties style:font-name="Times New Roman" fo:font-size="12pt" fo:language="en" fo:country="IN" style:font-name-asian="Cambria" style:font-size-asian="12pt" style:font-name-complex="Times New Roman" style:font-size-complex="12pt"/>
    </style:style>
    <style:style style:name="P11" style:family="paragraph" style:parent-style-name="List_20_Paragraph">
      <style:text-properties style:font-name="Times New Roman" fo:font-size="12pt" fo:language="en" fo:country="IN" fo:font-style="italic" style:font-name-asian="Cambria" style:font-size-asian="12pt" style:font-style-asian="italic" style:font-name-complex="Times New Roman" style:font-size-complex="12pt"/>
    </style:style>
    <style:style style:name="P12" style:family="paragraph" style:parent-style-name="List_20_Paragraph" style:list-style-name="WW8Num3">
      <style:paragraph-properties fo:margin-left="0.1972in" fo:margin-right="0in" fo:margin-top="0in" fo:margin-bottom="0in" style:contextual-spacing="true" fo:line-height="100%" fo:text-indent="-0.1972in" style:auto-text-indent="false"/>
      <style:text-properties style:font-name="Times New Roman" fo:font-size="12pt" style:font-name-asian="Cambria" style:font-size-asian="12pt" style:font-name-complex="Times New Roman" style:font-size-complex="12pt"/>
    </style:style>
    <style:style style:name="P13" style:family="paragraph" style:parent-style-name="List_20_Paragraph">
      <style:text-properties style:font-name="Times New Roman" fo:font-size="12pt" style:font-name-asian="Cambria" style:font-size-asian="12pt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 style:text-autospace="none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style-complex="italic" style:font-weight-complex="bold"/>
    </style:style>
    <style:style style:name="P16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in" fo:margin-right="0.0972in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2.6807in" fo:margin-right="0in" fo:orphans="0" fo:widows="0" fo:text-indent="0in" style:auto-text-indent="false" style:text-autospace="none"/>
      <style:text-properties style:font-name="Times New Roman" fo:font-size="12pt" fo:font-weight="bold" style:font-name-asian="Cambria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orphans="0" fo:widows="0" style:text-autospace="none"/>
      <style:text-properties style:font-name="Times New Roman" fo:font-size="12pt" fo:font-weight="bold" style:font-name-asian="Cambria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text-align="end" style:justify-single-word="false" fo:orphans="0" fo:widows="0" style:text-autospace="none" style:punctuation-wrap="simple"/>
      <style:text-properties style:font-name="Times New Roman" fo:font-size="12pt" fo:font-weight="bold" style:font-name-asian="Cambria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text-properties style:font-name="Times New Roman" fo:font-size="12pt" fo:font-style="italic" style:font-name-asian="Cambria" style:font-size-asian="12pt" style:font-style-asian="italic" style:font-name-complex="Times New Roman" style:font-size-complex="12pt"/>
    </style:style>
    <style:style style:name="P23" style:family="paragraph" style:parent-style-name="Standard" style:list-style-name="WW8Num6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 style:list-style-name="WW8Num1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Standard" style:list-style-name="WW8Num2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text-properties style:font-name="Times New Roman" fo:font-size="12pt" style:font-name-asian="Cambria" style:font-size-asian="12pt" style:font-name-complex="Times New Roman" style:font-size-complex="12pt"/>
    </style:style>
    <style:style style:name="P28" style:family="paragraph" style:parent-style-name="Standard">
      <style:paragraph-properties fo:margin-left="0in" fo:margin-right="0.0972in" fo:orphans="0" fo:widows="0" fo:text-indent="0in" style:auto-text-indent="false" style:text-autospace="none" style:punctuation-wrap="simple"/>
      <style:text-properties style:font-name="Times New Roman" fo:font-size="12pt" style:font-name-asian="Cambria" style:font-size-asian="12pt" style:font-name-complex="Times New Roman" style:font-size-complex="12pt"/>
    </style:style>
    <style:style style:name="P29" style:family="paragraph" style:parent-style-name="Standard">
      <style:paragraph-properties fo:orphans="0" fo:widows="0" style:text-autospace="none" style:punctuation-wrap="simple"/>
      <style:text-properties style:font-name="Times New Roman" fo:font-size="12pt" style:font-name-asian="Cambria" style:font-size-asian="12pt" style:font-name-complex="Times New Roman" style:font-size-complex="12pt"/>
    </style:style>
    <style:style style:name="P30" style:family="paragraph" style:parent-style-name="Standard">
      <style:paragraph-properties fo:line-height="0.139in" fo:orphans="0" fo:widows="0" style:text-autospace="none"/>
      <style:text-properties style:font-name="Times New Roman" fo:font-size="12pt" style:font-name-asian="Cambria" style:font-size-asian="12pt" style:font-name-complex="Times New Roman" style:font-size-complex="12pt"/>
    </style:style>
    <style:style style:name="P3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language="en" fo:country="GB" style:font-size-asian="12pt" style:font-name-complex="Times New Roman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 fo:orphans="0" fo:widows="0" style:text-autospace="none"/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33" style:family="paragraph" style:parent-style-name="Standard">
      <style:paragraph-properties fo:margin-left="0in" fo:margin-right="0.0972in" fo:orphans="0" fo:widows="0" fo:text-indent="0in" style:auto-text-indent="false" style:text-autospace="none" style:punctuation-wrap="simple"/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34" style:family="paragraph" style:parent-style-name="Standard">
      <style:paragraph-properties fo:margin-top="0in" fo:margin-bottom="0.1665in" style:contextual-spacing="false" style:line-height-at-least="0.2083in" fo:text-align="justify" style:justify-single-word="false" fo:orphans="0" fo:widows="0" style:text-autospace="none"/>
    </style:style>
    <style:style style:name="P35" style:family="paragraph" style:parent-style-name="Standard">
      <style:text-properties fo:color="#333399" loext:opacity="100%" style:font-name="Times New Roman" fo:font-size="12pt" fo:font-weight="bold" style:font-name-asian="Cambria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left="0in" fo:margin-right="0.0972in" fo:orphans="0" fo:widows="0" fo:text-indent="0in" style:auto-text-indent="false" style:text-autospace="none" style:punctuation-wrap="simple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</style:style>
    <style:style style:name="P39" style:family="paragraph" style:parent-style-name="Standard">
      <style:paragraph-properties fo:margin-top="0in" fo:margin-bottom="0.1665in" style:contextual-spacing="false" fo:line-height="0.2083in" fo:text-align="justify" style:justify-single-word="false"/>
    </style:style>
    <style:style style:name="P40" style:family="paragraph" style:parent-style-name="Standard" style:list-style-name="WW8Num6">
      <style:paragraph-properties fo:margin-top="0in" fo:margin-bottom="0.1665in" style:contextual-spacing="false" fo:line-height="0.2083in" fo:text-align="justify" style:justify-single-word="false"/>
    </style:style>
    <style:style style:name="P41" style:family="paragraph" style:parent-style-name="Standard" style:list-style-name="WW8Num1">
      <style:paragraph-properties fo:margin-top="0in" fo:margin-bottom="0.1665in" style:contextual-spacing="false" fo:line-height="0.2083in" fo:text-align="justify" style:justify-single-word="false"/>
    </style:style>
    <style:style style:name="P42" style:family="paragraph" style:parent-style-name="Standard" style:list-style-name="WW8Num2">
      <style:paragraph-properties fo:margin-top="0in" fo:margin-bottom="0.1665in" style:contextual-spacing="false" fo:line-height="0.2083in" fo:text-align="justify" style:justify-single-word="false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margin-left="0.4925in" fo:margin-right="0in" fo:text-align="justify" style:justify-single-word="false" fo:text-indent="-0.4925in" style:auto-text-indent="false"/>
      <style:text-properties fo:language="en" fo:country="GB"/>
    </style:style>
    <style:style style:name="P4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en" fo:country="GB"/>
    </style:style>
    <style:style style:name="P46" style:family="paragraph" style:parent-style-name="Standard">
      <style:paragraph-properties fo:text-align="justify" style:justify-single-word="false"/>
      <style:text-properties fo:language="en" fo:country="GB"/>
    </style:style>
    <style:style style:name="P47" style:family="paragraph" style:parent-style-name="Standard">
      <style:paragraph-properties fo:margin-left="0in" fo:margin-right="0.0972in" fo:orphans="0" fo:widows="0" fo:text-indent="0in" style:auto-text-indent="false" style:text-autospace="none" style:punctuation-wrap="simple"/>
      <style:text-properties fo:language="en" fo:country="GB"/>
    </style:style>
    <style:style style:name="P48" style:family="paragraph" style:parent-style-name="Standard">
      <style:paragraph-properties>
        <style:tab-stops>
          <style:tab-stop style:position="1.5937in"/>
        </style:tab-stops>
      </style:paragraph-properties>
      <style:text-properties fo:language="en" fo:country="US"/>
    </style:style>
    <style:style style:name="P49" style:family="paragraph" style:parent-style-name="Standard">
      <style:paragraph-properties fo:margin-top="0in" fo:margin-bottom="0.1665in" style:contextual-spacing="false" fo:line-height="0.2083in"/>
      <style:text-properties style:font-name="Garamond" fo:font-size="12pt" fo:language="en" fo:country="US" style:font-size-asian="12pt" style:font-name-complex="Garamond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-asian="Cambria" style:font-name-complex="Cambria"/>
    </style:style>
    <style:style style:name="P5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style-complex="italic"/>
    </style:style>
    <style:style style:name="P53" style:family="paragraph" style:parent-style-name="Standard">
      <style:text-properties fo:color="#c9211e" loext:opacity="100%"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 fo:background-color="#ffff00"/>
    </style:style>
    <style:style style:name="T7" style:family="text">
      <style:text-properties style:font-name="Times New Roman" fo:font-size="12pt" style:font-name-asian="Cambria" style:font-size-asian="12pt" style:font-name-complex="Times New Roman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" style:font-size-complex="12pt" fo:background-color="#ffff00"/>
    </style:style>
    <style:style style:name="T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1pt" fo:language="en" fo:country="IN" style:font-size-asian="11pt" style:font-name-complex="Times New Roman" style:font-size-complex="11pt"/>
    </style:style>
    <style:style style:name="T12" style:family="text">
      <style:text-properties style:font-name="Times New Roman" fo:font-size="11pt" fo:language="en" fo:country="IN" fo:font-style="italic" style:font-size-asian="11pt" style:font-style-asian="italic" style:font-name-complex="Times New Roman" style:font-size-complex="11pt"/>
    </style:style>
    <style:style style:name="T13" style:family="text"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14" style:family="text"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style-complex="italic" style:font-weight-complex="bold"/>
    </style:style>
    <style:style style:name="T15" style:family="text">
      <style:text-properties style:font-style-complex="italic"/>
    </style:style>
    <style:style style:name="T16" style:family="text">
      <style:text-properties fo:color="#000000" loext:opacity="100%" style:font-name="Times New Roman" fo:font-size="14pt" fo:language="en" fo:country="US" style:font-name-asian="Calibri" style:font-size-asian="14pt" style:language-asian="en" style:country-asian="US" style:font-name-complex="Times New Roman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Cambria" style:font-name-complex="Cambria"/>
    </style:style>
    <style:style style:name="T19" style:family="text">
      <style:text-properties fo:color="#273991" loext:opacity="100%" style:font-name="Times New Roman" fo:font-size="14pt" fo:language="en" fo:country="US" style:font-name-asian="Calibri" style:font-size-asian="14pt" style:language-asian="en" style:country-asian="US" style:font-name-complex="Times New Roman" style:font-size-complex="14pt"/>
    </style:style>
    <style:style style:name="T20" style:family="text">
      <style:text-properties style:font-name-asian="Cambria"/>
    </style:style>
    <style:style style:name="T21" style:family="text">
      <style:text-properties fo:language="en" fo:country="IN"/>
    </style:style>
    <style:style style:name="T22" style:family="text">
      <style:text-properties fo:color="#0000ff" loext:opacity="100%" style:font-name="Times New Roman" fo:font-size="16pt" fo:font-weight="bold" style:font-size-asian="16pt" style:font-weight-asian="bold" style:font-name-complex="Times New Roman" style:font-size-complex="16pt"/>
    </style:style>
    <style:style style:name="T23" style:family="text">
      <style:text-properties fo:language="en" fo:country="GB"/>
    </style:style>
    <style:style style:name="T24" style:family="text">
      <style:text-properties style:font-name="Garamond" fo:font-size="12pt" style:font-size-asian="12pt" style:font-name-complex="Garamond" style:font-size-complex="12pt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010ba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3">Disclosure form </text:span><text:span text:style-name="T14">for </text:span><text:span text:style-name="T13">filing a Copyright Application through FITT</text:span></text:p>
      <text:p text:style-name="P32"/>
      <text:p text:style-name="P1"><text:span text:style-name="T3">The completion of this Form is the first step in the protection of the copyright. Copyright protects the literary work, software, music, etc. </text:span></text:p>
      <text:p text:style-name="P2"/>
      <text:p text:style-name="P1"><text:span text:style-name="T3">You may attach separate sheets with manuscript, drawings, figures and photos. </text:span></text:p>
      <text:p text:style-name="P2"/>
      <text:p text:style-name="P2">For copyright of software, we would need 3 copies of the work in CD-ROM </text:p>
      <text:p text:style-name="P2"/>
      <text:p text:style-name="P2">The IIT Delhi faculty member is the PI and primary point of contact for FITT. In case of more than one faculty member, a primary point of contact may be designated for communication with FITT Team.</text:p>
      <text:p text:style-name="P2"/>
      <text:p text:style-name="P2">IIT Delhi associated contributors include faculty members, staff, students, visiting faculty or students.</text:p>
      <text:p text:style-name="P2"/>
      <text:p text:style-name="P2">All information provided will be kept confidential. </text:p>
      <text:p text:style-name="P2"/>
      <text:p text:style-name="P2">Please note submission of this form is an internal process and the IDF is not a legal document nor it accords protection to invention unless filed with the concerned patent office. </text:p>
      <text:p text:style-name="P2"/>
      <text:p text:style-name="P34"><text:span text:style-name="T16">IIT Delhi’s intellectual property policy can be found at </text:span><text:span text:style-name="T19"><text:s/>http://ird.iitd.ac.in/policy/IPRPolicy-IITD.pdf </text:span></text:p>
      <text:p text:style-name="P1"><text:span text:style-name="T3">Complete form with signatures from all contributors (mandatory) and supporting documents to be emailed to </text:span><text:a xlink:type="simple" xlink:href="mailto:iprfittteam@gmail.com" text:style-name="Internet_20_link" text:visited-style-name="Visited_20_Internet_20_Link"><text:span text:style-name="Internet_20_link"><text:span text:style-name="T3">iprfittteam@gmail.com</text:span></text:span></text:a><text:span text:style-name="T3"> or hard copy can be submitted at the FITT office. </text:span><text:span text:style-name="T4">Incomplete forms or forms without signatures of all contributors shall not be processed.</text:span></text:p>
      <text:p text:style-name="P2"/>
      <text:p text:style-name="P1"><text:span text:style-name="T3">If you have any questions, please contact FITT IPR Team at </text:span><text:span text:style-name="T4">7153</text:span><text:span text:style-name="T3">. We look forward to working with you.</text:span></text:p>
      <text:p text:style-name="P32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5">COPYRIGHT DISCLOSURE FORM</text:p>
          </table:table-cell>
        </table:table-row>
        <table:table-row table:style-name="Table1.1">
          <table:table-cell table:style-name="Table1.A2" office:value-type="string">
            <text:p text:style-name="P3"/>
            <text:list xml:id="list3524728968" text:style-name="WW8Num3">
              <text:list-item>
                <text:p text:style-name="P5">Title of Work: </text:p>
              </text:list-item>
            </text:list>
            <text:p text:style-name="P6"/>
            <text:p text:style-name="P10"/>
          </table:table-cell>
        </table:table-row>
        <table:table-row table:style-name="Table1.1">
          <table:table-cell table:style-name="Table1.A3" office:value-type="string">
            <text:list xml:id="list135136448562984" text:continue-numbering="true" text:style-name="WW8Num3">
              <text:list-item>
                <text:p text:style-name="P12">Authors and Contributors:</text:p>
              </text:list-item>
            </text:list>
            <text:p text:style-name="P13"/>
            <text:p text:style-name="P13"/>
          </table:table-cell>
        </table:table-row>
        <table:table-row table:style-name="Table1.1">
          <table:table-cell table:style-name="Table1.A4" office:value-type="string">
            <text:p text:style-name="Default"><text:span text:style-name="T11">3. Location of Work</text:span><text:span text:style-name="T12">(What facilities or resources were used to create the work (i.e. department)? Please be specific)</text:span><text:span text:style-name="T11"> :</text:span></text:p>
            <text:p text:style-name="P6"/>
            <text:p text:style-name="P7">Functional Materials &amp; Devices Laboratory, Department of Electrical Engineering, IIT Delhi, Hauz Khas, New Delhi, India – 110 016.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>4. Description of Work <text:s/>(Attach separate pages if necessary) :</text:p>
            <text:p text:style-name="P10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1.6">
          <table:table-cell table:style-name="Table1.A6" office:value-type="string">
            <text:p text:style-name="P6">5. Prior Agreements: </text:p>
            <text:p text:style-name="P22">(Is the work subject to any software licence, material transfer, confidentiality, non-disclosure, collaboration or other agreement, written or oral, not referenced above?)</text:p>
            <text:p text:style-name="P53">I will fill out this part.</text:p>
            <text:p text:style-name="P27"/>
            <text:p text:style-name="P27"/>
            <text:p text:style-name="P27"/>
          </table:table-cell>
        </table:table-row>
        <table:table-row table:style-name="Table1.1">
          <table:table-cell table:style-name="Table1.A7" office:value-type="string">
            <text:p text:style-name="Default"><text:span text:style-name="T11">6. Potential Revenue Sources</text:span><text:span text:style-name="T12"> (What are the potential sources of revenue, if any from this work?):</text:span></text:p>
            <text:p text:style-name="P11"><text:soft-page-break/></text:p>
            <text:p text:style-name="P13"/>
            <text:p text:style-name="P13">Please tick the relevant option with regards to the work</text:p>
            <text:p text:style-name="P13"/>
            <text:p text:style-name="P13">New</text:p>
            <text:p text:style-name="P13">Continuation of earlier work</text:p>
            <text:p text:style-name="P13">Improvement</text:p>
          </table:table-cell>
        </table:table-row>
        <table:table-row table:style-name="Table1.1">
          <table:table-cell table:style-name="Table1.A8" office:value-type="string">
            <text:p text:style-name="P28">I hereby CERTIFY that the particulars herein given by me are correct to the best of my knowledge and belief.</text:p>
            <text:p text:style-name="P30"/>
            <text:p text:style-name="P30"/>
            <text:p text:style-name="P30"/>
            <text:p text:style-name="P30"/>
            <text:p text:style-name="P19">Signed by:</text:p>
            <text:p text:style-name="P30"><text:s text:c="79"/><text:span text:style-name="T26">Madhusudan Singh, Associate Professor</text:span></text:p>
            <text:p text:style-name="P29"><text:span text:style-name="T2">To</text:span></text:p>
            <text:p text:style-name="P20">Foundation for Innovation and Transfer Technology</text:p>
            <text:p text:style-name="P4"/>
          </table:table-cell>
        </table:table-row>
      </table:table>
      <text:p text:style-name="P32"/>
      <text:p text:style-name="P33"/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oft-page-break/><text:span text:style-name="T22">Contributors:Primary Contact for Communication &amp; Coordination</text:span></text:p>
      <text:p text:style-name="P39"><text:span text:style-name="T9"/></text:p>
      <text:p text:style-name="P16"/>
      <text:p text:style-name="P39"><text:span text:style-name="T5">I/We, the undersigned as IIT Delhi Contributors for this Copyright work agree and designate </text:span><text:span text:style-name="T6">Name</text:span><text:span text:style-name="T5"> <text:s/>who would be responsbile for</text:span></text:p>
      <text:list xml:id="list2027666244" text:style-name="WW8Num6">
        <text:list-item>
          <text:p text:style-name="P40"><text:span text:style-name="T5">communicating with FITT team and attorneys for the IP filing;</text:span></text:p>
        </text:list-item>
        <text:list-item>
          <text:p text:style-name="P40"><text:span text:style-name="T5">providing approvals on the names and addresses of the contributors;</text:span></text:p>
        </text:list-item>
        <text:list-item>
          <text:p text:style-name="P23">assisting with addressing queries related to commercialization;</text:p>
        </text:list-item>
        <text:list-item>
          <text:p text:style-name="P40"><text:span text:style-name="T10"><text:s/></text:span><text:span text:style-name="T5">finalising terms and conditions for the commercialization;</text:span></text:p>
        </text:list-item>
        <text:list-item>
          <text:p text:style-name="P23">informing FITT of any changes in contributors’ list;</text:p>
        </text:list-item>
      </text:list>
      <text:p text:style-name="P31"/>
      <text:p text:style-name="P44">_________________________<text:tab/><text:tab/><text:tab/>_______________________</text:p>
      <text:p text:style-name="P44"/>
      <text:p text:style-name="P44">Full name: <text:span text:style-name="T26">Madhusudan Singh</text:span><text:tab/><text:tab/><text:tab/>Full name: [Name 2]</text:p>
      <text:p text:style-name="P44">Date:<text:tab/><text:tab/><text:tab/><text:tab/><text:tab/><text:tab/><text:tab/>Date:</text:p>
      <text:p text:style-name="P45"/>
      <text:p text:style-name="P47"/>
      <text:p text:style-name="P36"/>
      <text:p text:style-name="P36"/>
      <text:p text:style-name="P36"/>
      <text:p text:style-name="P38"><text:span text:style-name="T22"/></text:p>
      <text:p text:style-name="P38"><text:span text:style-name="T22"/></text:p>
      <text:p text:style-name="P38"><text:soft-page-break/><text:span text:style-name="T22">Contributors:Declaration and Signatures</text:span></text:p>
      <text:p text:style-name="P39"><text:span text:style-name="T8">To be completed by IIT Delhi associated contributors </text:span><text:span text:style-name="T5">(currently employed or employed at <text:s/>time of contribution to the Copyright Work). Add more names as required. Any change in list of contributors would require fresh execution of this declaration. </text:span><text:span text:style-name="T9">[For information only, this para to be removed before execution]</text:span></text:p>
      <text:p text:style-name="P17"/>
      <text:p text:style-name="P39"><text:span text:style-name="T5">I/We, the undersigned as IIT Delhi Contributors for this Copyright Work agree and undertake </text:span></text:p>
      <text:list xml:id="list135136391544460" text:continue-numbering="true" text:style-name="WW8Num6">
        <text:list-item>
          <text:p text:style-name="P23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40"><text:span text:style-name="T5">to notify FITT if my/our contact details change;</text:span></text:p>
        </text:list-item>
        <text:list-item>
          <text:p text:style-name="P23">to abide by the Intellectual Property Policy of IIT Delhi;</text:p>
        </text:list-item>
        <text:list-item>
          <text:p text:style-name="P40"><text:span text:style-name="T10"><text:s/></text:span><text:span text:style-name="T5">to assign and hereby do assign all of my/our right, title and interest in <text:s/>this intellectual property to IIT Delhi and agree to execute any additional documents as requested to effect or support the assignments;</text:span></text:p>
        </text:list-item>
        <text:list-item>
          <text:p text:style-name="P40"><text:span text:style-name="T5">that the income, as part of the Contributors Share, if any from commercialisation of the intellectual property shall be shared as under:</text:span></text:p>
        </text:list-item>
      </text:list>
      <text:p text:style-name="P45"><text:span text:style-name="T26">Madhusudan Singh </text:span><text:tab/>[ ] %</text:p>
      <text:p text:style-name="P45">[Name 2] <text:tab/>[ ] %</text:p>
      <text:p text:style-name="P45"/>
      <text:p text:style-name="P44">_________________________<text:tab/><text:tab/><text:tab/>_______________________</text:p>
      <text:p text:style-name="P44"/>
      <text:p text:style-name="P44">Full name: <text:span text:style-name="T26">Madhusudan Singh</text:span><text:tab/><text:tab/><text:tab/>Full name: [Name 2]</text:p>
      <text:p text:style-name="P44">Date:<text:tab/><text:tab/><text:tab/><text:tab/><text:tab/><text:tab/><text:tab/>Date:</text:p>
      <text:p text:style-name="P49"/>
      <text:p text:style-name="P38"><text:soft-page-break/><text:span text:style-name="T22">Contributors:Declaration and Signatures</text:span></text:p>
      <text:p text:style-name="P39"><text:span text:style-name="T8">To be completed by Non-IIT Delhi contributors </text:span><text:span text:style-name="T5">(associated with other organizations and having MOU/Agreement in place). Add more names as required. Any change in list of contirbutors would require fresh execution of this declaration. </text:span><text:span text:style-name="T9">[For information only,this para to be removed before execution]</text:span></text:p>
      <text:p text:style-name="P18"/>
      <text:p text:style-name="P26"/>
      <text:p text:style-name="P39"><text:span text:style-name="T5">I/We, the undersigned as <text:s/>non-IIT Delhi Contributors for this Copyright Work agree and undertake </text:span></text:p>
      <text:list text:style-name="WW8Num1">
        <text:list-item>
          <text:p text:style-name="P24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41"><text:span text:style-name="T5">to notify FITT if my/our contact details change;</text:span></text:p>
        </text:list-item>
        <text:list-item>
          <text:p text:style-name="P41"><text:span text:style-name="T10"><text:s/></text:span><text:span text:style-name="T5">to assign and hereby do assign all of my/our right, title and interest in <text:s/>this intellectual property to IIT Delhi and agree to execute any additional documents as requested to effect or support the assignments;</text:span></text:p>
        </text:list-item>
        <text:list-item>
          <text:p text:style-name="P41"><text:span text:style-name="T5">that the income, as part of the Contributors’ Share, if any from commercialisation of the intellectual property, shall be shared as <text:s/>as per the institute norms:</text:span></text:p>
        </text:list-item>
      </text:list>
      <text:p text:style-name="P31"/>
      <text:p text:style-name="P44">_________________________<text:tab/><text:tab/><text:tab/>_______________________</text:p>
      <text:p text:style-name="P44"/>
      <text:p text:style-name="P44">Full name: [Name 1]<text:tab/><text:tab/><text:tab/><text:tab/><text:tab/>Full name: [Name 2]</text:p>
      <text:p text:style-name="P44">Date:<text:tab/><text:tab/><text:tab/><text:tab/><text:tab/><text:tab/><text:tab/>Date:</text:p>
      <text:p text:style-name="P45"/>
      <text:p text:style-name="P47"/>
      <text:p text:style-name="P36"><text:soft-page-break/></text:p>
      <text:p text:style-name="P36"/>
      <text:p text:style-name="P38"><text:span text:style-name="T22">Contributors:Declaration and Signatures</text:span></text:p>
      <text:p text:style-name="P39"><text:span text:style-name="T8">To be completed by Non-IIT Delhi Contributors </text:span><text:span text:style-name="T5">(associated with other organizations and having procured NoC from their organization). Add more names as required. Any change in list of contributors would require fresh execution of this declaration. </text:span><text:span text:style-name="T9">[For information only,this para to be removed before execution]</text:span></text:p>
      <text:p text:style-name="P17"/>
      <text:p text:style-name="P39"><text:span text:style-name="T5">I/We, the undersigned as <text:s/>non-IIT Delhi Contributors for this Copyright Work agree and undertake </text:span></text:p>
      <text:list text:style-name="WW8Num2">
        <text:list-item>
          <text:p text:style-name="P25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42"><text:span text:style-name="T5">to notify FITT if my/our contact details change;</text:span></text:p>
        </text:list-item>
        <text:list-item>
          <text:p text:style-name="P42"><text:span text:style-name="T10"><text:s/></text:span><text:span text:style-name="T5">to assign and hereby do assign all of my/our right, title and interest to this intellectual property to IIT Delhi and agree to execute any additional documents as requested to effect or support the assignments;</text:span></text:p>
        </text:list-item>
        <text:list-item>
          <text:p text:style-name="P42"><text:span text:style-name="T5">that the income, as part of the Contributors’ Share, if any from commercialisation of the intellectual property and not governed by my/our organizational policy, shall be shared as under:</text:span></text:p>
        </text:list-item>
      </text:list>
      <text:p text:style-name="P45">[Name 1]<text:tab/>[ ] %</text:p>
      <text:p text:style-name="P45">[Name 2] <text:tab/>[ ] %</text:p>
      <text:p text:style-name="P45"/>
      <text:p text:style-name="P44">_________________________<text:tab/><text:tab/><text:tab/>_______________________</text:p>
      <text:p text:style-name="P44"/>
      <text:p text:style-name="P44">Full name: [Name 1]<text:tab/><text:tab/><text:tab/><text:tab/><text:tab/>Full name: [Name 2]</text:p>
      <text:p text:style-name="P44"><text:soft-page-break/>Date:<text:tab/><text:tab/><text:tab/><text:tab/><text:tab/><text:tab/><text:tab/>Date:</text:p>
      <text:p text:style-name="P48"/>
      <text:p text:style-name="P38"><text:span text:style-name="T22">Contributors:No Objection Certificate</text:span></text:p>
      <text:p text:style-name="P39"><text:span text:style-name="T8">To be completed by </text:span><text:span text:style-name="T1">All</text:span><text:span text:style-name="T8"> Contributors </text:span><text:span text:style-name="T5">(currently employed or employed at <text:s/>time of contribution to the </text:span>Copyright Work<text:span text:style-name="T5">). Add more names as required. Any change in list of contributors would require fresh execution of this declaration. </text:span><text:span text:style-name="T9">[For information only,this para to be removed before execution]</text:span></text:p>
      <text:p text:style-name="P37"><text:span text:style-name="T2">Date</text:span>:.</text:p>
      <text:p text:style-name="P50"><text:s text:c="164"/></text:p>
      <text:p text:style-name="P51">TO WHOMSOEVER IT MAY CONCERN</text:p>
      <text:p text:style-name="P43">I<text:span text:style-name="T2">--------------- ,aged-------years, <text:s/>an Indian National, residing at----------------------------------- and </text:span>I<text:span text:style-name="T2">--------------- ,aged-------years, <text:s/>an Indian National, residing at----------------------------------- say that <text:s/>the work depicted below is an original artistic work authored by me on or about ----------, for, on behalf of and under instructions from ------------------- during my employment with -</text:span><text:span text:style-name="T15"> Indian Institute of Technology Delhi</text:span><text:span text:style-name="T2">.</text:span></text:p>
      <text:p text:style-name="P52"/>
      <text:p text:style-name="P15">Title of the work:</text:p>
      <text:p text:style-name="P15"/>
      <text:p text:style-name="P15">Abstract of the work:</text:p>
      <text:p text:style-name="P52">The copyright in the said artistic work stands assigned to Indian Institute of Technology DelhiI have no objection to the aforesaid artistic work being registered in the name of <text:s/>Indian Institute of Technology Delhi, under the Copyright act 1957.</text:p>
      <text:p text:style-name="P46">_________________________<text:tab/><text:tab/><text:tab/>_______________________</text:p>
      <text:p text:style-name="P44"/>
      <text:p text:style-name="P44">Full name: [Name 1]<text:tab/><text:tab/><text:tab/><text:tab/><text:tab/>Full name: [Name 2]</text:p>
      <text:p text:style-name="P44"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明朝" svg:font-family="'ＭＳ 明朝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mbria" fo:font-family="Cambria" style:font-pitch="variable" fo:font-size="11pt" fo:language="en" fo:country="IN" style:font-name-asian="ＭＳ 明朝" style:font-family-asian="'ＭＳ 明朝'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ahoma" fo:font-family="Tahoma" style:font-pitch="variable" fo:font-size="12pt" fo:language="en" fo:country="US" style:font-name-asian="Cambria" style:font-family-asian="Cambria" style:font-pitch-asian="variable" style:font-size-asian="12pt" style:font-name-complex="Tahoma" style:font-family-complex="Tahoma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2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fo:language="en" fo:country="IN" style:font-size-asian="11pt" style:font-size-complex="11pt"/>
    </style:style>
    <style:style style:name="Footer_20_Char" style:display-name="Footer Char" style:family="text">
      <style:text-properties fo:font-size="11pt" fo:language="en" fo:country="IN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3.1339in" style:type="center"/>
          <style:tab-stop style:position="6in" style:type="right"/>
          <style:tab-stop style:position="6.2681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0138in"/>
          <style:tab-stop style:position="6in" style:type="right"/>
        </style:tab-stops>
      </style:paragraph-properties>
    </style:style>
    <style:style style:name="MT1" style:family="text">
      <style:text-properties fo:language="en" fo:country="US"/>
    </style:style>
    <style:style style:name="MT2" style:family="text">
      <style:text-properties fo:language="en" fo:country="US" style:font-name-asian="Cambria" style:font-name-complex="Cambria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Picture 3" text:anchor-type="as-char" svg:width="0.8874in" svg:height="0.8547in" draw:z-index="7"><draw:image xlink:href="Pictures/10000001000001B0000001A0CB2516B4C1478B91.png" xlink:type="simple" xlink:show="embed" xlink:actuate="onLoad" draw:mime-type="image/png"/></draw:frame></text:span><text:span text:style-name="MT2"><text:s text:c="113"/></text:span><text:span text:style-name="MT1"><draw:frame draw:style-name="Mfr1" draw:name="Shape 108" text:anchor-type="as-char" svg:width="1.0181in" svg:height="0.7508in" draw:z-index="15"><draw:image xlink:href="Pictures/10000000000000B2000000B664790A88D1565154.png" xlink:type="simple" xlink:show="embed" xlink:actuate="onLoad" draw:mime-type="image/png"/></draw:frame></text:span></text:p>
      </style:header>
      <style:footer>
        <text:p text:style-name="MP1"><text:span text:style-name="MT3">Revised March 20 2019 <text:s text:c="54"/>FOR INTERNAL USE</text:span></text:p>
        <text:p text:style-name="MP2">FITT Reference No: <text:s text:c="49"/><text:tab/>FITT Team member responsible: <text:s/><text:tab/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Suhas Vasaikar</meta:initial-creator>
    <meta:creation-date>2019-03-31T08:43:00</meta:creation-date>
    <dc:date>2022-11-18T13:50:54.704281000</dc:date>
    <meta:editing-cycles>18</meta:editing-cycles>
    <meta:editing-duration>PT17M32S</meta:editing-duration>
    <meta:generator>LibreOffice/7.4.2.3$Linux_X86_64 LibreOffice_project/40$Build-3</meta:generator>
    <meta:document-statistic meta:table-count="1" meta:image-count="2" meta:object-count="0" meta:page-count="8" meta:paragraph-count="90" meta:word-count="1197" meta:character-count="8447" meta:non-whitespace-character-count="6809"/>
  </office:meta>
</office:document-meta>
</file>